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1" table:number-rows-spanned="4">
            <text:p>rf</text:p>
          </table:table-cell>
          <table:table-cell office:value-type="string" calcext:value-type="string">
            <text:p>n_estimat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max_featur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covered-table-cell/>
          <table:table-cell office:value-type="string" calcext:value-type="string">
            <text:p>bootst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tboost</text:p>
          </table:table-cell>
          <table:table-cell office:value-type="string" calcext:value-type="string">
            <text:p>iteratio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dept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covered-table-cell/>
          <table:table-cell office:value-type="string" calcext:value-type="string">
            <text:p>loss_function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string" calcext:value-type="string">
            <text:p>learning_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lightgbm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covered-table-cell/>
          <table:table-cell office:value-type="string" calcext:value-type="string">
            <text:p>num_cl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covered-table-cell/>
          <table:table-cell office:value-type="string" calcext:value-type="string">
            <text:p>num_iteration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num_lea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xgboost</text:p>
          </table:table-cell>
          <table:table-cell office:value-type="string" calcext:value-type="string">
            <text:p>n_estimator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objective</text:p>
          </table:table-cell>
          <table:table-cell office:value-type="string" calcext:value-type="string">
            <text:p>multi:softprob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6:05:31.12901009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5:07.201052464</meta:creation-date>
    <dc:date>2024-04-26T16:08:26.679688823</dc:date>
    <meta:editing-duration>PT30M47S</meta:editing-duration>
    <meta:editing-cycles>3</meta:editing-cycles>
    <meta:generator>LibreOffice/7.6.6.3$Linux_X86_64 LibreOffice_project/60$Build-3</meta:generator>
    <meta:document-statistic meta:table-count="1" meta:cell-count="46" meta:object-count="0"/>
  </office:meta>
</office:document-meta>
</file>